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894cf" officeooo:paragraph-rsid="000894cf"/>
    </style:style>
    <style:style style:name="P2" style:family="paragraph" style:parent-style-name="Standard">
      <style:text-properties officeooo:rsid="00092c20" officeooo:paragraph-rsid="00092c20"/>
    </style:style>
    <style:style style:name="P3" style:family="paragraph" style:parent-style-name="Standard">
      <style:text-properties fo:font-weight="normal" officeooo:rsid="00092c20" officeooo:paragraph-rsid="00092c20" style:font-weight-asian="normal" style:font-weight-complex="normal"/>
    </style:style>
    <style:style style:name="P4" style:family="paragraph" style:parent-style-name="Standard">
      <style:text-properties fo:font-weight="normal" officeooo:rsid="00092c20" officeooo:paragraph-rsid="000a7b33" style:font-weight-asian="normal" style:font-weight-complex="normal"/>
    </style:style>
    <style:style style:name="P5" style:family="paragraph" style:parent-style-name="Standard">
      <style:text-properties fo:font-weight="normal" officeooo:rsid="000a7b33" officeooo:paragraph-rsid="000a7b33" style:font-weight-asian="normal" style:font-weight-complex="normal"/>
    </style:style>
    <style:style style:name="T1" style:family="text">
      <style:text-properties officeooo:rsid="000a7b3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DFS COMMANDS</text:p>
      <text:p text:style-name="P1"/>
      <text:p text:style-name="P1">1. Start Single node cluster</text:p>
      <text:p text:style-name="P1">hduser@ubuntu:~$ start-all.sh</text:p>
      <text:p text:style-name="P1">This script is Deprecated. Instead use start-dfs.sh and start-yarn.sh</text:p>
      <text:p text:style-name="P1">Starting namenodes on [192.168.254.129]</text:p>
      <text:p text:style-name="P1">hduser@192.168.254.129's password: </text:p>
      <text:p text:style-name="P1">192.168.254.129: Error: JAVA_HOME is not set and could not be found.</text:p>
      <text:p text:style-name="P1">hduser@localhost's password: </text:p>
      <text:p text:style-name="P1">localhost: Error: JAVA_HOME is not set and could not be found.</text:p>
      <text:p text:style-name="P1">Starting secondary namenodes [0.0.0.0]</text:p>
      <text:p text:style-name="P1">hduser@0.0.0.0's password: </text:p>
      <text:p text:style-name="P1">0.0.0.0: Error: JAVA_HOME is not set and could not be found.</text:p>
      <text:p text:style-name="P1">starting yarn daemons</text:p>
      <text:p text:style-name="P1">resourcemanager running as process 3873. Stop it first.</text:p>
      <text:p text:style-name="P1">hduser@localhost's password: </text:p>
      <text:p text:style-name="P1">localhost: Error: JAVA_HOME is not set and could not be found.</text:p>
      <text:p text:style-name="P1">hduser@ubuntu:~$ </text:p>
      <text:p text:style-name="P1"/>
      <text:p text:style-name="P1">2. stop single node cluster</text:p>
      <text:p text:style-name="P1"/>
      <text:p text:style-name="P1">hduser@ubuntu:~$ start-all.sh</text:p>
      <text:p text:style-name="P1"/>
      <text:p text:style-name="P1">3. check the status of the namende</text:p>
      <text:p text:style-name="P1"/>
      <text:p text:style-name="P1">hduser@ubuntu:~$ hadoop namenode -format</text:p>
      <text:p text:style-name="P1">DEPRECATED: Use of this script to execute hdfs command is deprecated.</text:p>
      <text:p text:style-name="P1">Instead use the hdfs command for it.</text:p>
      <text:p text:style-name="P1"/>
      <text:p text:style-name="P1">17/03/01 05:31:51 INFO namenode.NameNode: STARTUP_MSG: </text:p>
      <text:p text:style-name="P1">/************************************************************</text:p>
      <text:p text:style-name="P1">STARTUP_MSG: Starting NameNode</text:p>
      <text:p text:style-name="P1">STARTUP_MSG: <text:s text:c="2"/>host = ubuntu/127.0.1.1</text:p>
      <text:p text:style-name="P1">STARTUP_MSG: <text:s text:c="2"/>args = [-format]</text:p>
      <text:p text:style-name="P1">STARTUP_MSG: <text:s text:c="2"/>version = 2.7.1</text:p>
      <text:p text:style-name="P1">STARTUP_MSG: <text:s text:c="2"/>classpath = /home/hduser/hadoop-2.7.1//etc/hadoop:/home/hduser/hadoop-2.7.1//share/hadoop/common/lib/jackson-core-asl-1.9.13.jar:/home/hduser/hadoop-2.7.1//share/hadoop/common/lib/jsch-0.1.42.jar:/home/hduser/hadoop-2.7.1//share/hadoop/common/lib/slf4j-api-1.7.10.jar:/home/hduser/hadoop-2.7.1//share/hadoop/common/lib/log4j-1.2.17.jar:/home/hduser/hadoop-2.7.1//share/hadoop/common/lib/commons-net-3.1.jar:/home/hduser/hadoop-2.7.1//share/hadoop/common/lib/xmlenc-0.52.jar:/home/hduser/hadoop-2.7.1//share/hadoop/common/lib/commons-codec-1.4.jar:/home/hduser/hadoop-2.7.1//share/hadoop/common/lib/paranamer-2.3.jar:/home/hduser/hadoop-2.7.1//share/hadoop/common/lib/jackson-mapper-asl-1.9.13.jar:/home/hduser/hadoop-2.7.1//share/hadoop/common/lib/jetty-util-6.1.26.jar:/home/hduser/hadoop-2.7.1//share/hadoop/common/lib/hadoop-auth-2.7.1.jar:/home/hduser/hadoop-2.7.1//share/hadoop/common/lib/commons-logging-1.1.3.jar:/home/hduser/hadoop-2.7.1//share/hadoop/common/lib/httpcore-4.2.5.jar:/home/hduser/hadoop-<text:soft-page-break/>2.7.1//share/hadoop/common/lib/snappy-java-1.0.4.1.jar:/home/hduser/hadoop-2.7.1//share/hadoop/common/lib/xz-1.0.jar:/home/hduser/hadoop-2.7.1//share/hadoop/common/lib/java-xmlbuilder-0.4.jar:/home/hduser/hadoop-2.7.1//share/hadoop/common/lib/api-util-1.0.0-M20.jar:/home/hduser/hadoop-2.7.1//share/hadoop/common/lib/stax-api-1.0-2.jar:/home/hduser/hadoop-2.7.1//share/hadoop/common/lib/apacheds-kerberos-codec-2.0.0-M15.jar:/home/hduser/hadoop-2.7.1//share/hadoop/common/lib/asm-3.2.jar:/home/hduser/hadoop-2.7.1//share/hadoop/common/lib/guava-11.0.2.jar:/home/hduser/hadoop-2.7.1//share/hadoop/common/lib/commons-beanutils-core-1.8.0.jar:/home/hduser/hadoop-2.7.1//share/hadoop/common/lib/commons-lang-2.6.jar:/home/hduser/hadoop-2.7.1//share/hadoop/common/lib/slf4j-log4j12-1.7.10.jar:/home/hduser/hadoop-2.7.1//share/hadoop/common/lib/commons-math3-3.1.1.jar:/home/hduser/hadoop-2.7.1//share/hadoop/common/lib/htrace-core-3.1.0-incubating.jar:/home/hduser/hadoop-2.7.1//share/hadoop/common/lib/curator-framework-2.7.1.jar:/home/hduser/hadoop-2.7.1//share/hadoop/common/lib/jetty-6.1.26.jar:/home/hduser/hadoop-2.7.1//share/hadoop/common/lib/junit-4.11.jar:/home/hduser/hadoop-2.7.1//share/hadoop/common/lib/commons-httpclient-3.1.jar:/home/hduser/hadoop-2.7.1//share/hadoop/common/lib/curator-client-2.7.1.jar:/home/hduser/hadoop-2.7.1//share/hadoop/common/lib/commons-io-2.4.jar:/home/hduser/hadoop-2.7.1//share/hadoop/common/lib/jsr305-3.0.0.jar:/home/hduser/hadoop-2.7.1//share/hadoop/common/lib/commons-cli-1.2.jar:/home/hduser/hadoop-2.7.1//share/hadoop/common/lib/commons-configuration-1.6.jar:/home/hduser/hadoop-2.7.1//share/hadoop/common/lib/commons-digester-1.8.jar:/home/hduser/hadoop-2.7.1//share/hadoop/common/lib/jaxb-api-2.2.2.jar:/home/hduser/hadoop-2.7.1//share/hadoop/common/lib/curator-recipes-2.7.1.jar:/home/hduser/hadoop-2.7.1//share/hadoop/common/lib/httpclient-4.2.5.jar:/home/hduser/hadoop-2.7.1//share/hadoop/common/lib/mockito-all-1.8.5.jar:/home/hduser/hadoop-2.7.1//share/hadoop/common/lib/hadoop-annotations-2.7.1.jar:/home/hduser/hadoop-2.7.1//share/hadoop/common/lib/hamcrest-core-1.3.jar:/home/hduser/hadoop-2.7.1//share/hadoop/common/lib/jackson-jaxrs-1.9.13.jar:/home/hduser/hadoop-2.7.1//share/hadoop/common/lib/api-asn1-api-1.0.0-M20.jar:/home/hduser/hadoop-2.7.1//share/hadoop/common/lib/commons-collections-3.2.1.jar:/home/hduser/hadoop-2.7.1//share/hadoop/common/lib/commons-compress-1.4.1.jar:/home/hduser/hadoop-2.7.1//share/hadoop/common/lib/apacheds-i18n-2.0.0-M15.jar:/home/hduser/hadoop-2.7.1//share/hadoop/common/lib/jets3t-0.9.0.jar:/home/hduser/hadoop-2.7.1//share/hadoop/common/lib/avro-1.7.4.jar:/home/hduser/hadoop-2.7.1//share/hadoop/common/lib/jettison-1.1.jar:/home/hduser/hadoop-2.7.1//share/hadoop/common/lib/activation-1.1.jar:/home/hduser/hadoop-2.7.1//share/hadoop/common/lib/zookeeper-3.4.6.jar:/home/hduser/hadoop-2.7.1//share/hadoop/common/lib/jaxb-impl-2.2.3-1.jar:/home/hduser/hadoop-2.7.1//share/hadoop/common/lib/jackson-xc-1.9.13.jar:/home/hduser/hadoop-2.7.1//share/hadoop/common/lib/jsp-api-2.1.jar:/home/hduser/hadoop-2.7.1//share/hadoop/common/lib/protobuf-java-2.5.0.jar:/home/hduser/hadoop-2.7.1//share/hadoop/common/lib/gson-2.2.4.jar:/home/hduser/hadoop-2.7.1//share/hadoop/common/lib/commons-beanutils-1.7.0.jar:/home/hduser/hadoop-2.7.1//share/hadoop/common/lib/servlet-api-2.5.jar:/home/hduser/hadoop-2.7.1//share/hadoop/common/lib/jersey-core-1.9.jar:/home/hduser/hadoop-2.7.1//share/hadoop/common/lib/netty-3.6.2.Final.jar:/home/hduser/hadoop-2.7.1//share/hadoop/common/lib/jersey-server-1.9.jar:/home/hduser/hadoop-<text:soft-page-break/>2.7.1//share/hadoop/common/lib/jersey-json-1.9.jar:/home/hduser/hadoop-2.7.1//share/hadoop/common/hadoop-common-2.7.1-tests.jar:/home/hduser/hadoop-2.7.1//share/hadoop/common/hadoop-common-2.7.1.jar:/home/hduser/hadoop-2.7.1//share/hadoop/common/hadoop-nfs-2.7.1.jar:/home/hduser/hadoop-2.7.1//share/hadoop/hdfs:/home/hduser/hadoop-2.7.1//share/hadoop/hdfs/lib/jackson-core-asl-1.9.13.jar:/home/hduser/hadoop-2.7.1//share/hadoop/hdfs/lib/log4j-1.2.17.jar:/home/hduser/hadoop-2.7.1//share/hadoop/hdfs/lib/xmlenc-0.52.jar:/home/hduser/hadoop-2.7.1//share/hadoop/hdfs/lib/xml-apis-1.3.04.jar:/home/hduser/hadoop-2.7.1//share/hadoop/hdfs/lib/commons-codec-1.4.jar:/home/hduser/hadoop-2.7.1//share/hadoop/hdfs/lib/jackson-mapper-asl-1.9.13.jar:/home/hduser/hadoop-2.7.1//share/hadoop/hdfs/lib/jetty-util-6.1.26.jar:/home/hduser/hadoop-2.7.1//share/hadoop/hdfs/lib/commons-logging-1.1.3.jar:/home/hduser/hadoop-2.7.1//share/hadoop/hdfs/lib/asm-3.2.jar:/home/hduser/hadoop-2.7.1//share/hadoop/hdfs/lib/guava-11.0.2.jar:/home/hduser/hadoop-2.7.1//share/hadoop/hdfs/lib/commons-lang-2.6.jar:/home/hduser/hadoop-2.7.1//share/hadoop/hdfs/lib/htrace-core-3.1.0-incubating.jar:/home/hduser/hadoop-2.7.1//share/hadoop/hdfs/lib/xercesImpl-2.9.1.jar:/home/hduser/hadoop-2.7.1//share/hadoop/hdfs/lib/jetty-6.1.26.jar:/home/hduser/hadoop-2.7.1//share/hadoop/hdfs/lib/leveldbjni-all-1.8.jar:/home/hduser/hadoop-2.7.1//share/hadoop/hdfs/lib/commons-daemon-1.0.13.jar:/home/hduser/hadoop-2.7.1//share/hadoop/hdfs/lib/commons-io-2.4.jar:/home/hduser/hadoop-2.7.1//share/hadoop/hdfs/lib/jsr305-3.0.0.jar:/home/hduser/hadoop-2.7.1//share/hadoop/hdfs/lib/commons-cli-1.2.jar:/home/hduser/hadoop-2.7.1//share/hadoop/hdfs/lib/netty-all-4.0.23.Final.jar:/home/hduser/hadoop-2.7.1//share/hadoop/hdfs/lib/protobuf-java-2.5.0.jar:/home/hduser/hadoop-2.7.1//share/hadoop/hdfs/lib/servlet-api-2.5.jar:/home/hduser/hadoop-2.7.1//share/hadoop/hdfs/lib/jersey-core-1.9.jar:/home/hduser/hadoop-2.7.1//share/hadoop/hdfs/lib/netty-3.6.2.Final.jar:/home/hduser/hadoop-2.7.1//share/hadoop/hdfs/lib/jersey-server-1.9.jar:/home/hduser/hadoop-2.7.1//share/hadoop/hdfs/hadoop-hdfs-2.7.1.jar:/home/hduser/hadoop-2.7.1//share/hadoop/hdfs/hadoop-hdfs-nfs-2.7.1.jar:/home/hduser/hadoop-2.7.1//share/hadoop/hdfs/hadoop-hdfs-2.7.1-tests.jar:/home/hduser/hadoop-2.7.1//share/hadoop/yarn/lib/jackson-core-asl-1.9.13.jar:/home/hduser/hadoop-2.7.1//share/hadoop/yarn/lib/log4j-1.2.17.jar:/home/hduser/hadoop-2.7.1//share/hadoop/yarn/lib/guice-3.0.jar:/home/hduser/hadoop-2.7.1//share/hadoop/yarn/lib/commons-codec-1.4.jar:/home/hduser/hadoop-2.7.1//share/hadoop/yarn/lib/zookeeper-3.4.6-tests.jar:/home/hduser/hadoop-2.7.1//share/hadoop/yarn/lib/jackson-mapper-asl-1.9.13.jar:/home/hduser/hadoop-2.7.1//share/hadoop/yarn/lib/jetty-util-6.1.26.jar:/home/hduser/hadoop-2.7.1//share/hadoop/yarn/lib/commons-logging-1.1.3.jar:/home/hduser/hadoop-2.7.1//share/hadoop/yarn/lib/xz-1.0.jar:/home/hduser/hadoop-2.7.1//share/hadoop/yarn/lib/jersey-guice-1.9.jar:/home/hduser/hadoop-2.7.1//share/hadoop/yarn/lib/stax-api-1.0-2.jar:/home/hduser/hadoop-2.7.1//share/hadoop/yarn/lib/asm-3.2.jar:/home/hduser/hadoop-2.7.1//share/hadoop/yarn/lib/guava-11.0.2.jar:/home/hduser/hadoop-2.7.1//share/hadoop/yarn/lib/commons-lang-2.6.jar:/home/hduser/hadoop-2.7.1//share/hadoop/yarn/lib/javax.inject-1.jar:/home/hduser/hadoop-2.7.1//share/hadoop/yarn/lib/jetty-6.1.26.jar:/home/hduser/hadoop-2.7.1//share/hadoop/yarn/lib/leveldbjni-all-1.8.jar:/home/hduser/hadoop-2.7.1//share/hadoop/yarn/lib/commons-io-2.4.jar:/home/hduser/hadoop-2.7.1//share/hadoop/yarn/lib/jsr305-3.0.0.jar:/home/hduser/hadoop-2.7.1//share/hadoop/yarn/lib/commons-cli-1.2.jar:/home/hduser/hadoop-2.7.1//share/hadoop/yarn/lib/jaxb-api-2.2.2.jar:/home/hduser/hadoop-2.7.1//share/hadoop/yarn/lib/guice-servlet-3.0.jar:/home/hduser/hadoop-<text:soft-page-break/>2.7.1//share/hadoop/yarn/lib/jackson-jaxrs-1.9.13.jar:/home/hduser/hadoop-2.7.1//share/hadoop/yarn/lib/commons-collections-3.2.1.jar:/home/hduser/hadoop-2.7.1//share/hadoop/yarn/lib/commons-compress-1.4.1.jar:/home/hduser/hadoop-2.7.1//share/hadoop/yarn/lib/jettison-1.1.jar:/home/hduser/hadoop-2.7.1//share/hadoop/yarn/lib/aopalliance-1.0.jar:/home/hduser/hadoop-2.7.1//share/hadoop/yarn/lib/jersey-client-1.9.jar:/home/hduser/hadoop-2.7.1//share/hadoop/yarn/lib/activation-1.1.jar:/home/hduser/hadoop-2.7.1//share/hadoop/yarn/lib/zookeeper-3.4.6.jar:/home/hduser/hadoop-2.7.1//share/hadoop/yarn/lib/jaxb-impl-2.2.3-1.jar:/home/hduser/hadoop-2.7.1//share/hadoop/yarn/lib/jackson-xc-1.9.13.jar:/home/hduser/hadoop-2.7.1//share/hadoop/yarn/lib/protobuf-java-2.5.0.jar:/home/hduser/hadoop-2.7.1//share/hadoop/yarn/lib/servlet-api-2.5.jar:/home/hduser/hadoop-2.7.1//share/hadoop/yarn/lib/jersey-core-1.9.jar:/home/hduser/hadoop-2.7.1//share/hadoop/yarn/lib/netty-3.6.2.Final.jar:/home/hduser/hadoop-2.7.1//share/hadoop/yarn/lib/jersey-server-1.9.jar:/home/hduser/hadoop-2.7.1//share/hadoop/yarn/lib/jersey-json-1.9.jar:/home/hduser/hadoop-2.7.1//share/hadoop/yarn/hadoop-yarn-common-2.7.1.jar:/home/hduser/hadoop-2.7.1//share/hadoop/yarn/hadoop-yarn-api-2.7.1.jar:/home/hduser/hadoop-2.7.1//share/hadoop/yarn/hadoop-yarn-applications-distributedshell-2.7.1.jar:/home/hduser/hadoop-2.7.1//share/hadoop/yarn/hadoop-yarn-server-nodemanager-2.7.1.jar:/home/hduser/hadoop-2.7.1//share/hadoop/yarn/hadoop-yarn-server-common-2.7.1.jar:/home/hduser/hadoo</text:p>
      <text:p text:style-name="P1">p-2.7.1//share/hadoop/yarn/hadoop-yarn-applications-unmanaged-am-launcher-2.7.1.jar:/home/hduser/hadoop-2.7.1//share/hadoop/yarn/hadoop-yarn-registry-2.7.1.jar:/home/hduser/hadoop-2.7.1//share/hadoop/yarn/hadoop-yarn-server-resourcemanager-2.7.1.jar:/home/hduser/hadoop-2.7.1//share/hadoop/yarn/hadoop-yarn-server-tests-2.7.1.jar:/home/hduser/hadoop-2.7.1//share/hadoop/yarn/hadoop-yarn-server-sharedcachemanager-2.7.1.jar:/home/hduser/hadoop-2.7.1//share/hadoop/yarn/hadoop-yarn-client-2.7.1.jar:/home/hduser/hadoop-2.7.1//share/hadoop/yarn/hadoop-yarn-server-applicationhistoryservice-2.7.1.jar:/home/hduser/hadoop-2.7.1//share/hadoop/yarn/hadoop-yarn-server-web-proxy-2.7.1.jar:/home/hduser/hadoop-2.7.1//share/hadoop/mapreduce/lib/jackson-core-asl-1.9.13.jar:/home/hduser/hadoop-2.7.1//share/hadoop/mapreduce/lib/log4j-1.2.17.jar:/home/hduser/hadoop-2.7.1//share/hadoop/mapreduce/lib/guice-3.0.jar:/home/hduser/hadoop-2.7.1//share/hadoop/mapreduce/lib/paranamer-2.3.jar:/home/hduser/hadoop-2.7.1//share/hadoop/mapreduce/lib/jackson-mapper-asl-1.9.13.jar:/home/hduser/hadoop-2.7.1//share/hadoop/mapreduce/lib/snappy-java-1.0.4.1.jar:/home/hduser/hadoop-2.7.1//share/hadoop/mapreduce/lib/xz-1.0.jar:/home/hduser/hadoop-2.7.1//share/hadoop/mapreduce/lib/jersey-guice-1.9.jar:/home/hduser/hadoop-2.7.1//share/hadoop/mapreduce/lib/asm-3.2.jar:/home/hduser/hadoop-2.7.1//share/hadoop/mapreduce/lib/javax.inject-1.jar:/home/hduser/hadoop-2.7.1//share/hadoop/mapreduce/lib/leveldbjni-all-1.8.jar:/home/hduser/hadoop-2.7.1//share/hadoop/mapreduce/lib/junit-4.11.jar:/home/hduser/hadoop-2.7.1//share/hadoop/mapreduce/lib/commons-io-2.4.jar:/home/hduser/hadoop-2.7.1//share/hadoop/mapreduce/lib/guice-servlet-3.0.jar:/home/hduser/hadoop-2.7.1//share/hadoop/mapreduce/lib/hadoop-annotations-2.7.1.jar:/home/hduser/hadoop-2.7.1//share/hadoop/mapreduce/lib/hamcrest-core-1.3.jar:/home/hduser/hadoop-2.7.1//share/hadoop/mapreduce/lib/commons-compress-1.4.1.jar:/home/hduser/hadoop-2.7.1//share/hadoop/mapreduce/lib/avro-1.7.4.jar:/home/hduser/hadoop-2.7.1//share/hadoop/mapreduce/lib/aopalliance-1.0.jar:/home/hduser/hadoop-2.7.1//share/hadoop/mapreduce/lib/protobuf-java-2.5.0.jar:/home/hduser/hadoop-<text:soft-page-break/>2.7.1//share/hadoop/mapreduce/lib/jersey-core-1.9.jar:/home/hduser/hadoop-2.7.1//share/hadoop/mapreduce/lib/netty-3.6.2.Final.jar:/home/hduser/hadoop-2.7.1//share/hadoop/mapreduce/lib/jersey-server-1.9.jar:/home/hduser/hadoop-2.7.1//share/hadoop/mapreduce/hadoop-mapreduce-client-jobclient-2.7.1.jar:/home/hduser/hadoop-2.7.1//share/hadoop/mapreduce/hadoop-mapreduce-client-app-2.7.1.jar:/home/hduser/hadoop-2.7.1//share/hadoop/mapreduce/hadoop-mapreduce-examples-2.7.1.jar:/home/hduser/hadoop-2.7.1//share/hadoop/mapreduce/hadoop-mapreduce-client-common-2.7.1.jar:/home/hduser/hadoop-2.7.1//share/hadoop/mapreduce/hadoop-mapreduce-client-shuffle-2.7.1.jar:/home/hduser/hadoop-2.7.1//share/hadoop/mapreduce/hadoop-mapreduce-client-hs-plugins-2.7.1.jar:/home/hduser/hadoop-2.7.1//share/hadoop/mapreduce/hadoop-mapreduce-client-core-2.7.1.jar:/home/hduser/hadoop-2.7.1//share/hadoop/mapreduce/hadoop-mapreduce-client-jobclient-2.7.1-tests.jar:/home/hduser/hadoop-2.7.1//share/hadoop/mapreduce/hadoop-mapreduce-client-hs-2.7.1.jar:/contrib/capacity-scheduler/*.jar:/home/hduser/hadoop-2.7.1//contrib/capacity-scheduler/*.jar</text:p>
      <text:p text:style-name="P1">STARTUP_MSG: <text:s text:c="2"/>build = https://git-wip-us.apache.org/repos/asf/hadoop.git -r 15ecc87ccf4a0228f35af08fc56de536e6ce657a; compiled by 'jenkins' on 2015-06-29T06:04Z</text:p>
      <text:p text:style-name="P1">STARTUP_MSG: <text:s text:c="2"/>java = 1.8.0_121</text:p>
      <text:p text:style-name="P1">************************************************************/</text:p>
      <text:p text:style-name="P1">17/03/01 05:31:51 INFO namenode.NameNode: registered UNIX signal handlers for [TERM, HUP, INT]</text:p>
      <text:p text:style-name="P1">17/03/01 05:31:51 INFO namenode.NameNode: createNameNode [-format]</text:p>
      <text:p text:style-name="P1">Formatting using clusterid: CID-0743b93e-31ef-4232-966d-60dc524c7849</text:p>
      <text:p text:style-name="P1">17/03/01 05:31:55 INFO namenode.FSNamesystem: No KeyProvider found.</text:p>
      <text:p text:style-name="P1">17/03/01 05:31:55 INFO namenode.FSNamesystem: fsLock is fair:true</text:p>
      <text:p text:style-name="P1">17/03/01 05:31:55 INFO blockmanagement.DatanodeManager: dfs.block.invalidate.limit=1000</text:p>
      <text:p text:style-name="P1">17/03/01 05:31:55 INFO blockmanagement.DatanodeManager: dfs.namenode.datanode.registration.ip-hostname-check=true</text:p>
      <text:p text:style-name="P1">17/03/01 05:31:55 INFO blockmanagement.BlockManager: dfs.namenode.startup.delay.block.deletion.sec is set to 000:00:00:00.000</text:p>
      <text:p text:style-name="P1">17/03/01 05:31:55 INFO blockmanagement.BlockManager: The block deletion will start around 2017 Mar 01 05:31:55</text:p>
      <text:p text:style-name="P1">17/03/01 05:31:55 INFO util.GSet: Computing capacity for map BlocksMap</text:p>
      <text:p text:style-name="P1">17/03/01 05:31:55 INFO util.GSet: VM type <text:s text:c="6"/>= 64-bit</text:p>
      <text:p text:style-name="P1">17/03/01 05:31:55 INFO util.GSet: 2.0% max memory 966.7 MB = 19.3 MB</text:p>
      <text:p text:style-name="P1">17/03/01 05:31:55 INFO util.GSet: capacity <text:s text:c="5"/>= 2^21 = 2097152 entries</text:p>
      <text:p text:style-name="P1">17/03/01 05:31:55 INFO blockmanagement.BlockManager: dfs.block.access.token.enable=false</text:p>
      <text:p text:style-name="P1">17/03/01 05:31:55 INFO blockmanagement.BlockManager: defaultReplication <text:s text:c="8"/>= 1</text:p>
      <text:p text:style-name="P1">17/03/01 05:31:55 INFO blockmanagement.BlockManager: maxReplication <text:s text:c="12"/>= 512</text:p>
      <text:p text:style-name="P1">17/03/01 05:31:55 INFO blockmanagement.BlockManager: minReplication <text:s text:c="12"/>= 1</text:p>
      <text:p text:style-name="P1">17/03/01 05:31:55 INFO blockmanagement.BlockManager: maxReplicationStreams <text:s text:c="5"/>= 2</text:p>
      <text:p text:style-name="P1">17/03/01 05:31:55 INFO blockmanagement.BlockManager: shouldCheckForEnoughRacks <text:s/>= false</text:p>
      <text:p text:style-name="P1">17/03/01 05:31:55 INFO blockmanagement.BlockManager: replicationRecheckInterval = 3000</text:p>
      <text:p text:style-name="P1">17/03/01 05:31:55 INFO blockmanagement.BlockManager: encryptDataTransfer <text:s text:c="7"/>= false</text:p>
      <text:p text:style-name="P1">17/03/01 05:31:55 INFO blockmanagement.BlockManager: maxNumBlocksToLog <text:s text:c="9"/>= 1000</text:p>
      <text:p text:style-name="P1">17/03/01 05:31:56 INFO namenode.FSNamesystem: fsOwner <text:s text:c="12"/>= hduser (auth:SIMPLE)</text:p>
      <text:p text:style-name="P1">17/03/01 05:31:56 INFO namenode.FSNamesystem: supergroup <text:s text:c="9"/>= supergroup</text:p>
      <text:p text:style-name="P1">17/03/01 05:31:56 INFO namenode.FSNamesystem: isPermissionEnabled = true</text:p>
      <text:p text:style-name="P1">17/03/01 05:31:56 INFO namenode.FSNamesystem: HA Enabled: false</text:p>
      <text:p text:style-name="P1">17/03/01 05:31:56 INFO namenode.FSNamesystem: Append Enabled: true</text:p>
      <text:p text:style-name="P1">17/03/01 05:31:56 INFO util.GSet: Computing capacity for map INodeMap</text:p>
      <text:p text:style-name="P1"><text:soft-page-break/>17/03/01 05:31:56 INFO util.GSet: VM type <text:s text:c="6"/>= 64-bit</text:p>
      <text:p text:style-name="P1">17/03/01 05:31:56 INFO util.GSet: 1.0% max memory 966.7 MB = 9.7 MB</text:p>
      <text:p text:style-name="P1">17/03/01 05:31:56 INFO util.GSet: capacity <text:s text:c="5"/>= 2^20 = 1048576 entries</text:p>
      <text:p text:style-name="P1">17/03/01 05:31:56 INFO namenode.FSDirectory: ACLs enabled? false</text:p>
      <text:p text:style-name="P1">17/03/01 05:31:56 INFO namenode.FSDirectory: XAttrs enabled? true</text:p>
      <text:p text:style-name="P1">17/03/01 05:31:56 INFO namenode.FSDirectory: Maximum size of an xattr: 16384</text:p>
      <text:p text:style-name="P1">17/03/01 05:31:56 INFO namenode.NameNode: Caching file names occuring more than 10 times</text:p>
      <text:p text:style-name="P1">17/03/01 05:31:56 INFO util.GSet: Computing capacity for map cachedBlocks</text:p>
      <text:p text:style-name="P1">17/03/01 05:31:56 INFO util.GSet: VM type <text:s text:c="6"/>= 64-bit</text:p>
      <text:p text:style-name="P1">17/03/01 05:31:56 INFO util.GSet: 0.25% max memory 966.7 MB = 2.4 MB</text:p>
      <text:p text:style-name="P1">17/03/01 05:31:56 INFO util.GSet: capacity <text:s text:c="5"/>= 2^18 = 262144 entries</text:p>
      <text:p text:style-name="P1">17/03/01 05:31:56 INFO namenode.FSNamesystem: dfs.namenode.safemode.threshold-pct = 0.9990000128746033</text:p>
      <text:p text:style-name="P1">17/03/01 05:31:56 INFO namenode.FSNamesystem: dfs.namenode.safemode.min.datanodes = 0</text:p>
      <text:p text:style-name="P1">17/03/01 05:31:56 INFO namenode.FSNamesystem: dfs.namenode.safemode.extension <text:s text:c="4"/>= 30000</text:p>
      <text:p text:style-name="P1">17/03/01 05:31:56 INFO metrics.TopMetrics: NNTop conf: dfs.namenode.top.window.num.buckets = 10</text:p>
      <text:p text:style-name="P1">17/03/01 05:31:56 INFO metrics.TopMetrics: NNTop conf: dfs.namenode.top.num.users = 10</text:p>
      <text:p text:style-name="P1">17/03/01 05:31:56 INFO metrics.TopMetrics: NNTop conf: dfs.namenode.top.windows.minutes = 1,5,25</text:p>
      <text:p text:style-name="P1">17/03/01 05:31:56 INFO namenode.FSNamesystem: Retry cache on namenode is enabled</text:p>
      <text:p text:style-name="P1">17/03/01 05:31:56 INFO namenode.FSNamesystem: Retry cache will use 0.03 of total heap and retry cache entry expiry time is 600000 millis</text:p>
      <text:p text:style-name="P1">17/03/01 05:31:56 INFO util.GSet: Computing capacity for map NameNodeRetryCache</text:p>
      <text:p text:style-name="P1">17/03/01 05:31:56 INFO util.GSet: VM type <text:s text:c="6"/>= 64-bit</text:p>
      <text:p text:style-name="P1">17/03/01 05:31:56 INFO util.GSet: 0.029999999329447746% max memory 966.7 MB = 297.0 KB</text:p>
      <text:p text:style-name="P1">17/03/01 05:31:56 INFO util.GSet: capacity <text:s text:c="5"/>= 2^15 = 32768 entries</text:p>
      <text:p text:style-name="P1">Re-format filesystem in Storage Directory /home/hduser/hadoop-2.7.1/hadoop_data/dfs/namenode ? (Y or N) n</text:p>
      <text:p text:style-name="P1">Format aborted in Storage Directory /home/hduser/hadoop-2.7.1/hadoop_data/dfs/namenode</text:p>
      <text:p text:style-name="P1">17/03/01 05:32:13 INFO util.ExitUtil: Exiting with status 1</text:p>
      <text:p text:style-name="P1">17/03/01 05:32:13 INFO namenode.NameNode: SHUTDOWN_MSG: </text:p>
      <text:p text:style-name="P1">/************************************************************</text:p>
      <text:p text:style-name="P1">SHUTDOWN_MSG: Shutting down NameNode at ubuntu/127.0.1.1</text:p>
      <text:p text:style-name="P1">************************************************************/</text:p>
      <text:p text:style-name="P1">hduser@ubuntu:~$</text:p>
      <text:p text:style-name="P1"/>
      <text:p text:style-name="P1">4. to list hadoop files ystem command.</text:p>
      <text:p text:style-name="P1"/>
      <text:p text:style-name="P1">hduser@ubuntu:~$ hadoop fs</text:p>
      <text:p text:style-name="P1">Usage: hadoop fs [generic options]</text:p>
      <text:p text:style-name="P1"><text:tab/>[-appendToFile &lt;localsrc&gt; ... &lt;dst&gt;]</text:p>
      <text:p text:style-name="P1"><text:tab/>[-cat [-ignoreCrc] &lt;src&gt; ...]</text:p>
      <text:p text:style-name="P1"><text:tab/>[-checksum &lt;src&gt; ...]</text:p>
      <text:p text:style-name="P1"><text:tab/>[-chgrp [-R] GROUP PATH...]</text:p>
      <text:p text:style-name="P1"><text:tab/>[-chmod [-R] &lt;MODE[,MODE]... | OCTALMODE&gt; PATH...]</text:p>
      <text:p text:style-name="P1"><text:tab/>[-chown [-R] [OWNER][:[GROUP]] PATH...]</text:p>
      <text:p text:style-name="P1"><text:tab/>[-copyFromLocal [-f] [-p] [-l] &lt;localsrc&gt; ... &lt;dst&gt;]</text:p>
      <text:p text:style-name="P1"><text:tab/>[-copyToLocal [-p] [-ignoreCrc] [-crc] &lt;src&gt; ... &lt;localdst&gt;]</text:p>
      <text:p text:style-name="P1"><text:soft-page-break/><text:tab/>[-count [-q] [-h] &lt;path&gt; ...]</text:p>
      <text:p text:style-name="P1"><text:tab/>[-cp [-f] [-p | -p[topax]] &lt;src&gt; ... &lt;dst&gt;]</text:p>
      <text:p text:style-name="P1"><text:tab/>[-createSnapshot &lt;snapshotDir&gt; [&lt;snapshotName&gt;]]</text:p>
      <text:p text:style-name="P1"><text:tab/>[-deleteSnapshot &lt;snapshotDir&gt; &lt;snapshotName&gt;]</text:p>
      <text:p text:style-name="P1"><text:tab/>[-df [-h] [&lt;path&gt; ...]]</text:p>
      <text:p text:style-name="P1"><text:tab/>[-du [-s] [-h] &lt;path&gt; ...]</text:p>
      <text:p text:style-name="P1"><text:tab/>[-expunge]</text:p>
      <text:p text:style-name="P1"><text:tab/>[-find &lt;path&gt; ... &lt;expression&gt; ...]</text:p>
      <text:p text:style-name="P1"><text:tab/>[-get [-p] [-ignoreCrc] [-crc] &lt;src&gt; ... &lt;localdst&gt;]</text:p>
      <text:p text:style-name="P1"><text:tab/>[-getfacl [-R] &lt;path&gt;]</text:p>
      <text:p text:style-name="P1"><text:tab/>[-getfattr [-R] {-n name | -d} [-e en] &lt;path&gt;]</text:p>
      <text:p text:style-name="P1"><text:tab/>[-getmerge [-nl] &lt;src&gt; &lt;localdst&gt;]</text:p>
      <text:p text:style-name="P1"><text:tab/>[-help [cmd ...]]</text:p>
      <text:p text:style-name="P1"><text:tab/>[-ls [-d] [-h] [-R] [&lt;path&gt; ...]]</text:p>
      <text:p text:style-name="P1"><text:tab/>[-mkdir [-p] &lt;path&gt; ...]</text:p>
      <text:p text:style-name="P1"><text:tab/>[-moveFromLocal &lt;localsrc&gt; ... &lt;dst&gt;]</text:p>
      <text:p text:style-name="P1"><text:tab/>[-moveToLocal &lt;src&gt; &lt;localdst&gt;]</text:p>
      <text:p text:style-name="P1"><text:tab/>[-mv &lt;src&gt; ... &lt;dst&gt;]</text:p>
      <text:p text:style-name="P1"><text:tab/>[-put [-f] [-p] [-l] &lt;localsrc&gt; ... &lt;dst&gt;]</text:p>
      <text:p text:style-name="P1"><text:tab/>[-renameSnapshot &lt;snapshotDir&gt; &lt;oldName&gt; &lt;newName&gt;]</text:p>
      <text:p text:style-name="P1"><text:tab/>[-rm [-f] [-r|-R] [-skipTrash] &lt;src&gt; ...]</text:p>
      <text:p text:style-name="P1"><text:tab/>[-rmdir [--ignore-fail-on-non-empty] &lt;dir&gt; ...]</text:p>
      <text:p text:style-name="P1"><text:tab/>[-setfacl [-R] [{-b|-k} {-m|-x &lt;acl_spec&gt;} &lt;path&gt;]|[--set &lt;acl_spec&gt; &lt;path&gt;]]</text:p>
      <text:p text:style-name="P1"><text:tab/>[-setfattr {-n name [-v value] | -x name} &lt;path&gt;]</text:p>
      <text:p text:style-name="P1"><text:tab/>[-setrep [-R] [-w] &lt;rep&gt; &lt;path&gt; ...]</text:p>
      <text:p text:style-name="P1"><text:tab/>[-stat [format] &lt;path&gt; ...]</text:p>
      <text:p text:style-name="P1"><text:tab/>[-tail [-f] &lt;file&gt;]</text:p>
      <text:p text:style-name="P1"><text:tab/>[-test -[defsz] &lt;path&gt;]</text:p>
      <text:p text:style-name="P1"><text:tab/>[-text [-ignoreCrc] &lt;src&gt; ...]</text:p>
      <text:p text:style-name="P1"><text:tab/>[-touchz &lt;path&gt; ...]</text:p>
      <text:p text:style-name="P1"><text:tab/>[-truncate [-w] &lt;length&gt; &lt;path&gt; ...]</text:p>
      <text:p text:style-name="P1"><text:tab/>[-usage [cmd ...]]</text:p>
      <text:p text:style-name="P1"/>
      <text:p text:style-name="P1">Generic options supported are</text:p>
      <text:p text:style-name="P1">-conf &lt;configuration file&gt; <text:s text:c="4"/>specify an application configuration file</text:p>
      <text:p text:style-name="P1">-D &lt;property=value&gt; <text:s text:c="11"/>use value for given property</text:p>
      <text:p text:style-name="P1">-fs &lt;local|namenode:port&gt; <text:s text:c="5"/>specify a namenode</text:p>
      <text:p text:style-name="P1">-jt &lt;local|resourcemanager:port&gt; <text:s text:c="3"/>specify a ResourceManager</text:p>
      <text:p text:style-name="P1">-files &lt;comma separated list of files&gt; <text:s text:c="3"/>specify comma separated files to be copied to the map reduce cluster</text:p>
      <text:p text:style-name="P1">-libjars &lt;comma separated list of jars&gt; <text:s text:c="3"/>specify comma separated jar files to include in the classpath.</text:p>
      <text:p text:style-name="P1">-archives &lt;comma separated list of archives&gt; <text:s text:c="3"/>specify comma separated archives to be unarchived on the compute machines.</text:p>
      <text:p text:style-name="P1"/>
      <text:p text:style-name="P1">The general command line syntax is</text:p>
      <text:p text:style-name="P1">bin/hadoop command [genericOptions] [commandOptions]</text:p>
      <text:p text:style-name="P1"/>
      <text:p text:style-name="P1">hduser@ubuntu:~$ </text:p>
      <text:p text:style-name="P1"/>
      <text:p text:style-name="P1"><text:soft-page-break/>5. list the directories.</text:p>
      <text:p text:style-name="P1"/>
      <text:p text:style-name="P1">hduser@ubuntu:~$ hadoop fs -ls /</text:p>
      <text:p text:style-name="P1">Found 2 items</text:p>
      <text:p text:style-name="P1">drwxr-xr-x <text:s text:c="2"/>- hduser supergroup <text:s text:c="9"/>0 2017-03-01 05:13 /niit</text:p>
      <text:p text:style-name="P1">drwx------ <text:s text:c="2"/>- hduser supergroup <text:s text:c="9"/>0 2017-03-01 05:11 /tmp</text:p>
      <text:p text:style-name="P1">hduser@ubuntu:~$ </text:p>
      <text:p text:style-name="P1"/>
      <text:p text:style-name="P1">6. list all the file in a particular directory.</text:p>
      <text:p text:style-name="P1"/>
      <text:p text:style-name="P2">hduser@ubuntu:~$ hadoop fs -ls /niit</text:p>
      <text:p text:style-name="P2">Found 6 items</text:p>
      <text:p text:style-name="P2">-rw-r--r-- <text:s text:c="2"/>1 hduser supergroup <text:s text:c="2"/>40990862 2017-03-01 04:04 /niit/NYSE.csv</text:p>
      <text:p text:style-name="P2">drwxr-xr-x <text:s text:c="2"/>- hduser supergroup <text:s text:c="9"/>0 2017-03-01 05:10 /niit/city</text:p>
      <text:p text:style-name="P2">-rw-r--r-- <text:s text:c="2"/>1 hduser supergroup <text:s text:c="7"/>118 2017-03-01 04:26 /niit/file1</text:p>
      <text:p text:style-name="P2">drwxr-xr-x <text:s text:c="2"/>- hduser supergroup <text:s text:c="9"/>0 2017-03-01 05:13 /niit/mr_output001</text:p>
      <text:p text:style-name="P2">-rw-r--r-- <text:s text:c="2"/>1 hduser supergroup <text:s text:c="7"/>118 2017-03-01 04:47 /niit/newfile</text:p>
      <text:p text:style-name="P2">-rw-r--r-- <text:s text:c="2"/>1 hduser supergroup <text:s text:c="7"/>384 2017-03-01 05:05 /niit/phone.txt</text:p>
      <text:p text:style-name="P2">hduser@ubuntu:~$ </text:p>
      <text:p text:style-name="P2"/>
      <text:p text:style-name="P2">7. <text:s/>count the number of directories under a directory</text:p>
      <text:p text:style-name="P2"/>
      <text:p text:style-name="P2">hduser@ubuntu:~$ hadoop fs -count /niit</text:p>
      <text:p text:style-name="P2"><text:s text:c="11"/>3 <text:s text:c="11"/>6 <text:s text:c="10"/>40991729 /niit</text:p>
      <text:p text:style-name="P2">hduser@ubuntu:~$ </text:p>
      <text:p text:style-name="P2"/>
      <text:p text:style-name="P2">8. <text:s/>move a file <text:s/>from local to hadoop</text:p>
      <text:p text:style-name="P2"/>
      <text:p text:style-name="P2">hadoop fs -mvFromLocal file1 /niit</text:p>
      <text:p text:style-name="P2"/>
      <text:p text:style-name="P2">9. Copy a file <text:s/>from local to hadoop</text:p>
      <text:p text:style-name="P2"/>
      <text:p text:style-name="P2">hadoop fs -copyFromLocal file1 /niit</text:p>
      <text:p text:style-name="P2"><text:s/><text:tab/>OR </text:p>
      <text:p text:style-name="P2">hadoop fs -put file1 /niit</text:p>
      <text:p text:style-name="P2"/>
      <text:p text:style-name="P2">10. <text:s/>copy files <text:s/>from hadoop to hadoop</text:p>
      <text:p text:style-name="P2"/>
      <text:p text:style-name="P3">hadoop fs -cp /niit/file1 /</text:p>
      <text:p text:style-name="P3"/>
      <text:p text:style-name="P3">11. <text:s/>delete a file</text:p>
      <text:p text:style-name="P3"/>
      <text:p text:style-name="P3">hadoop fs -<text:span text:style-name="T1">rm /niit/file1</text:span></text:p>
      <text:p text:style-name="P3"/>
      <text:p text:style-name="P5">12. delete directory</text:p>
      <text:p text:style-name="P5"/>
      <text:p text:style-name="P4">hadoop fs -<text:span text:style-name="T1">rmr /abc</text:span></text:p>
      <text:p text:style-name="P4"/>
      <text:p text:style-name="P5">13. <text:s/>command for empty the trash</text:p>
      <text:p text:style-name="P5"><text:soft-page-break/>hduser@ubuntu:~$ hadoop fs -expunge</text:p>
      <text:p text:style-name="P5">17/03/01 05:51:54 INFO fs.TrashPolicyDefault: Namenode trash configuration: Deletion interval = 0 minutes, Emptier interval = 0 minutes.</text:p>
      <text:p text:style-name="P5">hduser@ubuntu:~$ </text:p>
      <text:p text:style-name="P5"/>
      <text:p text:style-name="P5">14. <text:s/>display file content</text:p>
      <text:p text:style-name="P5"/>
      <text:p text:style-name="P5">hduser@ubuntu:~$ hadoop fs -cat /niit/newfile</text:p>
      <text:p text:style-name="P5">we are learning hadoop</text:p>
      <text:p text:style-name="P5">we are learning mapreduce</text:p>
      <text:p text:style-name="P5">this program is to search the word.</text:p>
      <text:p text:style-name="P5">learning learning</text:p>
      <text:p text:style-name="P5">are learning. </text:p>
      <text:p text:style-name="P5">hduser@ubuntu:~$ </text:p>
      <text:p text:style-name="P5"/>
      <text:p text:style-name="P5">15. <text:s/>display all textual contents in a file.</text:p>
      <text:p text:style-name="P5"/>
      <text:p text:style-name="P5">hduser@ubuntu:~$ hadoop fs -text /niit/newfile</text:p>
      <text:p text:style-name="P5">we are learning hadoop</text:p>
      <text:p text:style-name="P5">we are learning mapreduce</text:p>
      <text:p text:style-name="P5">this program is to search the word.</text:p>
      <text:p text:style-name="P5">learning learning</text:p>
      <text:p text:style-name="P5">are learning. </text:p>
      <text:p text:style-name="P5">hduser@ubuntu:~$ </text:p>
      <text:p text:style-name="P5"/>
      <text:p text:style-name="P5">16. <text:s/>make a direcory</text:p>
      <text:p text:style-name="P5">hadoop fs -mkdir /anitta</text:p>
      <text:p text:style-name="P5"/>
      <text:p text:style-name="P5">17. <text:s/>display information about the file</text:p>
      <text:p text:style-name="P5">hduser@ubuntu:~$ hadoop fs -stat /niit/newfile</text:p>
      <text:p text:style-name="P5">2017-02-28 23:17:02</text:p>
      <text:p text:style-name="P5">hduser@ubuntu:~$ </text:p>
      <text:p text:style-name="P5"/>
      <text:p text:style-name="P5">18. </text:p>
      <text:p text:style-name="P5"/>
      <text:p text:style-name="P5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1T05:28:56.640649748</meta:creation-date>
    <dc:date>2017-03-01T06:00:31.116569080</dc:date>
    <meta:editing-duration>PT4S</meta:editing-duration>
    <meta:editing-cycles>1</meta:editing-cycles>
    <meta:document-statistic meta:table-count="0" meta:image-count="0" meta:object-count="0" meta:page-count="9" meta:paragraph-count="206" meta:word-count="1231" meta:character-count="23627" meta:non-whitespace-character-count="22261"/>
    <meta:generator>LibreOffice/5.1.6.2$Linux_X86_64 LibreOffice_project/10m0$Build-2</meta:generator>
  </office:meta>
</office:document-meta>
</file>